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3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 draw:auto-grow-height="false" fo:min-height="2.75cm" fo:min-width="8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 draw:auto-grow-height="false" fo:min-height="3.009cm" fo:min-width="9.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3.1cm" fo:wrap-option="no-wrap"/>
    </style:style>
    <style:style style:name="gr7" style:family="graphic" style:parent-style-name="standard">
      <style:graphic-properties draw:stroke="none" draw:fill="none" fo:min-height="1.424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3.9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1.55cm" fo:min-width="4.5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1.55cm" fo:min-width="6.836cm" fo:wrap-option="no-wrap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3.286cm"/>
    </style:style>
    <style:style style:name="pr3" style:family="presentation" style:parent-style-name="Padrão-notes">
      <style:graphic-properties draw:fill-color="#ffffff" fo:min-height="13.364cm"/>
    </style:style>
    <style:style style:name="co1" style:family="table-column">
      <style:table-column-properties style:column-width="4.028cm" style:use-optimal-column-width="false"/>
    </style:style>
    <style:style style:name="co2" style:family="table-column">
      <style:table-column-properties style:column-width="3.209cm" style:use-optimal-column-width="false"/>
    </style:style>
    <style:style style:name="co3" style:family="table-column">
      <style:table-column-properties style:column-width="3.265cm" style:use-optimal-column-width="false"/>
    </style:style>
    <style:style style:name="co4" style:family="table-column">
      <style:table-column-properties style:column-width="3.068cm" style:use-optimal-column-width="false"/>
    </style:style>
    <style:style style:name="co5" style:family="table-column">
      <style:table-column-properties style:column-width="3.635cm" style:use-optimal-column-width="false"/>
    </style:style>
    <style:style style:name="co6" style:family="table-column">
      <style:table-column-properties style:column-width="2.192cm" style:use-optimal-column-width="false"/>
    </style:style>
    <style:style style:name="co7" style:family="table-column">
      <style:table-column-properties style:column-width="2.702cm" style:use-optimal-column-width="false"/>
    </style:style>
    <style:style style:name="co8" style:family="table-column">
      <style:table-column-properties style:column-width="3.456cm" style:use-optimal-column-width="false"/>
    </style:style>
    <style:style style:name="co9" style:family="table-column">
      <style:table-column-properties style:column-width="2.326cm" style:use-optimal-column-width="false"/>
    </style:style>
    <style:style style:name="co10" style:family="table-column">
      <style:table-column-properties style:column-width="2.599cm" style:use-optimal-column-width="false"/>
    </style:style>
    <style:style style:name="ro1" style:family="table-row">
      <style:table-row-properties style:row-height="1.05cm"/>
    </style:style>
    <style:style style:name="ro2" style:family="table-row">
      <style:table-row-properties style:row-height="1.053cm"/>
    </style:style>
    <style:style style:name="ro3" style:family="table-row">
      <style:table-row-properties style:row-height="-1.09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color="#ff0000"/>
    </style:style>
    <style:style style:name="ce3" style:family="table-cell">
      <loext:graphic-properties style:repeat="repeat"/>
      <style:paragraph-properties fo:text-align="center" style:text-autospace="none"/>
      <style:text-properties fo:color="#ff0000" fo:font-weight="bold" style:font-weight-asian="bold" style:font-weight-complex="bold"/>
    </style:style>
    <style:style style:name="ce4" style:family="table-cell">
      <loext:graphic-properties style:repeat="repeat"/>
      <style:text-properties style:use-window-font-color="true"/>
    </style:style>
    <style:style style:name="ce5" style:family="table-cell">
      <loext:graphic-properties style:repeat="repeat"/>
      <style:paragraph-properties fo:text-align="center" style:text-autospace="none"/>
      <style:text-properties fo:color="#ff0000" fo:font-size="18pt" fo:font-weight="bold" style:font-weight-asian="bold" style:font-weight-complex="bold"/>
    </style:style>
    <style:style style:name="ce6" style:family="table-cell">
      <loext:graphic-properties style:repeat="repeat"/>
      <style:paragraph-properties fo:text-align="center"/>
      <style:text-properties fo:color="#ff0000" fo:font-weight="bold" style:font-weight-asian="bold" style:font-weight-complex="bold"/>
    </style:style>
    <style:style style:name="ce7" style:family="table-cell">
      <loext:graphic-properties style:repeat="repeat"/>
      <style:paragraph-properties fo:text-align="center"/>
      <style:text-properties fo:color="#ff0000" fo:font-weight="normal" style:font-weight-asian="normal" style:font-weight-complex="normal"/>
    </style:style>
    <style:style style:name="ce8" style:family="table-cell">
      <loext:graphic-properties style:repeat="repeat"/>
      <style:paragraph-properties fo:text-align="center"/>
      <style:text-properties fo:color="#ff0000"/>
    </style:style>
    <style:style style:name="ce9" style:family="table-cell">
      <loext:graphic-properties style:repeat="repeat"/>
      <style:text-properties style:use-window-font-color="true" fo:font-weight="bold" style:font-weight-asian="bold" style:font-weight-complex="bold"/>
    </style:style>
    <style:style style:name="ce10" style:family="table-cell">
      <loext:graphic-properties style:repeat="repeat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>
      <loext:graphic-properties style:repeat="repeat"/>
      <style:paragraph-properties fo:text-align="center"/>
      <style:text-properties style:use-window-font-color="true" fo:font-weight="normal" style:font-weight-asian="normal" style:font-weight-complex="normal"/>
    </style:style>
    <style:style style:name="ce12" style:family="table-cell">
      <loext:graphic-properties style:repeat="repeat"/>
      <style:paragraph-properties fo:text-align="center"/>
      <style:text-properties style:use-window-font-color="true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justify"/>
    </style:style>
    <style:style style:name="P3" style:family="paragraph">
      <loext:graphic-properties draw:fill-color="#ffffff"/>
      <style:paragraph-properties fo:text-align="justify"/>
    </style:style>
    <style:style style:name="P4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center" style:text-autospace="none"/>
      <style:text-properties fo:color="#ff0000" fo:font-weight="bold" style:font-weight-asian="bold" style:font-weight-complex="bold"/>
    </style:style>
    <style:style style:name="P9" style:family="paragraph">
      <style:paragraph-properties fo:text-align="justify"/>
      <style:text-properties fo:font-size="32pt"/>
    </style:style>
    <style:style style:name="P10" style:family="paragraph">
      <loext:graphic-properties draw:fill-color="#ffffff"/>
      <style:paragraph-properties fo:text-align="justify"/>
      <style:text-properties fo:font-size="32pt"/>
    </style:style>
    <style:style style:name="P11" style:family="paragraph">
      <style:paragraph-properties fo:text-align="center" style:text-autospace="none"/>
      <style:text-properties fo:font-size="18pt" fo:font-weight="bold" style:font-weight-asian="bold" style:font-weight-complex="bold"/>
    </style:style>
    <style:style style:name="P12" style:family="paragraph">
      <style:paragraph-properties fo:text-align="center" style:text-autospace="none"/>
      <style:text-properties fo:color="#ff0000" fo:font-size="18pt" fo:font-weight="bold" style:font-weight-asian="bold" style:font-weight-complex="bold"/>
    </style:style>
    <style:style style:name="P13" style:family="paragraph">
      <style:paragraph-properties fo:text-align="center" style:text-autospace="none"/>
      <style:text-properties fo:color="#ff0000" fo:font-size="18pt"/>
    </style:style>
    <style:style style:name="P14" style:family="paragraph">
      <style:paragraph-properties fo:text-align="center" style:text-autospace="none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 style:text-autospace="none"/>
      <style:text-properties style:use-window-font-color="true" fo:font-size="18pt" fo:font-weight="bold" style:font-weight-asian="bold" style:font-weight-complex="bold"/>
    </style:style>
    <style:style style:name="P17" style:family="paragraph">
      <style:paragraph-properties fo:text-align="center" style:text-autospace="none"/>
      <style:text-properties style:use-window-font-color="true" fo:font-size="18pt"/>
    </style:style>
    <style:style style:name="P18" style:family="paragraph">
      <style:paragraph-properties fo:text-align="center" style:text-autospace="none"/>
      <style:text-properties fo:color="#ff0000"/>
    </style:style>
    <style:style style:name="P19" style:family="paragraph">
      <style:paragraph-properties fo:text-align="center" style:text-autospace="none"/>
      <style:text-properties fo:font-size="18pt" fo:font-weight="normal" style:font-weight-asian="normal" style:font-weight-complex="normal"/>
    </style:style>
    <style:style style:name="P20" style:family="paragraph">
      <style:paragraph-properties fo:text-align="center" style:text-autospace="none"/>
      <style:text-properties fo:font-weight="normal" style:font-weight-asian="normal" style:font-weight-complex="normal"/>
    </style:style>
    <style:style style:name="P21" style:family="paragraph">
      <style:paragraph-properties fo:text-align="center"/>
      <style:text-properties fo:color="#ff0000" fo:font-weight="normal" style:font-weight-asian="normal" style:font-weight-complex="normal"/>
    </style:style>
    <style:style style:name="P22" style:family="paragraph">
      <style:paragraph-properties fo:text-align="center"/>
      <style:text-properties style:use-window-font-color="true" fo:font-weight="normal" style:font-weight-asian="normal" style:font-weight-complex="normal"/>
    </style:style>
    <style:style style:name="P23" style:family="paragraph">
      <style:paragraph-properties fo:text-align="center"/>
      <style:text-properties style:use-window-font-color="true"/>
    </style:style>
    <style:style style:name="P24" style:family="paragraph">
      <style:paragraph-properties fo:text-align="center"/>
      <style:text-properties fo:color="#ff0000" fo:font-weight="bold" style:font-weight-asian="bold" style:font-weight-complex="bold"/>
    </style:style>
    <style:style style:name="P25" style:family="paragraph">
      <style:text-properties fo:color="#ffff00" fo:font-size="22pt" style:font-size-asian="22pt" style:font-size-complex="22pt"/>
    </style:style>
    <style:style style:name="P26" style:family="paragraph">
      <loext:graphic-properties draw:fill="none" draw:fill-color="#ffffff"/>
      <style:text-properties fo:color="#ffff00" fo:font-size="22pt" style:font-size-asian="22pt" style:font-size-complex="22pt"/>
    </style:style>
    <style:style style:name="P27" style:family="paragraph">
      <style:text-properties fo:color="#ff0000" fo:font-size="22pt" style:font-size-asian="22pt" style:font-size-complex="22pt"/>
    </style:style>
    <style:style style:name="P28" style:family="paragraph">
      <loext:graphic-properties draw:fill="none" draw:fill-color="#ffffff"/>
      <style:text-properties fo:color="#ff0000" fo:font-size="22pt" style:font-size-asian="22pt" style:font-size-complex="22pt"/>
    </style:style>
    <style:style style:name="P29" style:family="paragraph">
      <style:text-properties fo:color="#ff0000"/>
    </style:style>
    <style:style style:name="P30" style:family="paragraph">
      <loext:graphic-properties draw:fill="none" draw:fill-color="#ffffff"/>
      <style:text-properties fo:color="#ff0000"/>
    </style:style>
    <style:style style:name="P31" style:family="paragraph">
      <loext:graphic-properties draw:fill="none" draw:fill-color="#ffffff"/>
    </style:style>
    <style:style style:name="P32" style:family="paragraph">
      <loext:graphic-properties draw:fill="non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0000"/>
    </style:style>
    <style:style style:name="T3" style:family="text">
      <style:text-properties style:use-window-font-color="true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0000" fo:font-size="20pt" style:font-size-asian="20pt" style:font-size-complex="20pt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size="20pt" style:font-size-asian="20pt" style:font-size-complex="20pt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color="#000000" fo:font-size="20pt" style:font-size-asian="20pt" style:font-size-complex="20pt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ffff00" fo:font-size="22pt" style:font-size-asian="22pt" style:font-size-complex="22pt"/>
    </style:style>
    <style:style style:name="T12" style:family="text">
      <style:text-properties fo:color="#ff00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idyverse::Tidyr → gather()</text:span></text:p>
          </draw:text-box>
        </draw:frame>
        <draw:frame presentation:style-name="pr2" draw:text-style-name="P3" draw:layer="layout" svg:width="25.199cm" svg:height="3.799cm" svg:x="1.4cm" svg:y="4.658cm" presentation:class="subtitle" presentation:user-transformed="true">
          <draw:text-box>
            <text:p text:style-name="P2">Como seria transformar o seguinte dataframe num formato limpo de 3 variáveis em colunas, como: categoria, ano e valor?</text:p>
          </draw:text-box>
        </draw:frame>
        <draw:frame draw:style-name="standard" draw:layer="layout" svg:width="13.569cm" svg:height="4.202cm" svg:x="1.428cm" svg:y="10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Categoria</text:p>
              </table:table-cell>
              <table:table-cell>
                <text:p text:style-name="P4">2014</text:p>
              </table:table-cell>
              <table:table-cell>
                <text:p text:style-name="P4">2015</text:p>
              </table:table-cell>
              <table:table-cell>
                <text:p text:style-name="P4">2016</text:p>
              </table:table-cell>
            </table:table-row>
            <table:table-row table:style-name="ro1" table:default-cell-style-name="ce1">
              <table:table-cell>
                <text:p text:style-name="P4">0</text:p>
              </table:table-cell>
              <table:table-cell>
                <text:p text:style-name="P5">0,88</text:p>
              </table:table-cell>
              <table:table-cell>
                <text:p text:style-name="P5">0,70</text:p>
              </table:table-cell>
              <table:table-cell>
                <text:p text:style-name="P5">0,71</text:p>
              </table:table-cell>
            </table:table-row>
            <table:table-row table:style-name="ro1" table:default-cell-style-name="ce1">
              <table:table-cell>
                <text:p text:style-name="P4">1</text:p>
              </table:table-cell>
              <table:table-cell>
                <text:p text:style-name="P5">1,13</text:p>
              </table:table-cell>
              <table:table-cell>
                <text:p text:style-name="P5">1,09</text:p>
              </table:table-cell>
              <table:table-cell>
                <text:p text:style-name="P5">1,69</text:p>
              </table:table-cell>
            </table:table-row>
            <table:table-row table:style-name="ro2" table:default-cell-style-name="ce1">
              <table:table-cell>
                <text:p text:style-name="P4">2</text:p>
              </table:table-cell>
              <table:table-cell>
                <text:p text:style-name="P5">-0,32</text:p>
              </table:table-cell>
              <table:table-cell>
                <text:p text:style-name="P5">-0,17</text:p>
              </table:table-cell>
              <table:table-cell>
                <text:p text:style-name="P5">0,0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528cm" svg:height="4.199cm" svg:x="18.596cm" svg:y="13.88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4">Categoria</text:p>
              </table:table-cell>
              <table:table-cell>
                <text:p text:style-name="P4">ano</text:p>
              </table:table-cell>
              <table:table-cell>
                <text:p text:style-name="P4">valor</text:p>
              </table:table-cell>
            </table:table-row>
            <table:table-row table:style-name="ro1" table:default-cell-style-name="ce1">
              <table:table-cell>
                <text:p text:style-name="P4">?</text:p>
              </table:table-cell>
              <table:table-cell>
                <text:p text:style-name="P4">?</text:p>
              </table:table-cell>
              <table:table-cell>
                <text:p text:style-name="P4">?</text:p>
              </table:table-cell>
            </table:table-row>
            <table:table-row table:style-name="ro1" table:default-cell-style-name="ce1">
              <table:table-cell>
                <text:p text:style-name="P4">?</text:p>
              </table:table-cell>
              <table:table-cell>
                <text:p text:style-name="P4">?</text:p>
              </table:table-cell>
              <table:table-cell>
                <text:p text:style-name="P4">?</text:p>
              </table:table-cell>
            </table:table-row>
            <table:table-row table:style-name="ro1" table:default-cell-style-name="ce1">
              <table:table-cell>
                <text:p text:style-name="P4">?</text:p>
              </table:table-cell>
              <table:table-cell>
                <text:p text:style-name="P4">?</text:p>
              </table:table-cell>
              <table:table-cell>
                <text:p text:style-name="P4">?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" draw:text-style-name="P6" draw:layer="layout" svg:width="9cm" svg:height="3cm" svg:x="9cm" svg:y="1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idyverse::Tidyr → gather()</text:span></text:p>
          </draw:text-box>
        </draw:frame>
        <draw:frame presentation:style-name="pr2" draw:text-style-name="P3" draw:layer="layout" svg:width="25.199cm" svg:height="3.286cm" svg:x="1.4cm" svg:y="4.914cm" presentation:class="subtitle" presentation:user-transformed="true">
          <draw:text-box>
            <text:p text:style-name="P2">1- criar as colunas...</text:p>
          </draw:text-box>
        </draw:frame>
        <draw:frame draw:style-name="standard" draw:layer="layout" svg:width="13.569cm" svg:height="4.202cm" svg:x="1.428cm" svg:y="10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Categoria</text:p>
              </table:table-cell>
              <table:table-cell>
                <text:p text:style-name="P4">2014</text:p>
              </table:table-cell>
              <table:table-cell>
                <text:p text:style-name="P4">2015</text:p>
              </table:table-cell>
              <table:table-cell>
                <text:p text:style-name="P4">2016</text:p>
              </table:table-cell>
            </table:table-row>
            <table:table-row table:style-name="ro1" table:default-cell-style-name="ce1">
              <table:table-cell>
                <text:p text:style-name="P4">0</text:p>
              </table:table-cell>
              <table:table-cell>
                <text:p text:style-name="P5">0,88</text:p>
              </table:table-cell>
              <table:table-cell>
                <text:p text:style-name="P5">0,70</text:p>
              </table:table-cell>
              <table:table-cell>
                <text:p text:style-name="P5">0,71</text:p>
              </table:table-cell>
            </table:table-row>
            <table:table-row table:style-name="ro1" table:default-cell-style-name="ce1">
              <table:table-cell>
                <text:p text:style-name="P4">1</text:p>
              </table:table-cell>
              <table:table-cell>
                <text:p text:style-name="P5">1,13</text:p>
              </table:table-cell>
              <table:table-cell>
                <text:p text:style-name="P5">1,09</text:p>
              </table:table-cell>
              <table:table-cell>
                <text:p text:style-name="P5">1,69</text:p>
              </table:table-cell>
            </table:table-row>
            <table:table-row table:style-name="ro2" table:default-cell-style-name="ce1">
              <table:table-cell>
                <text:p text:style-name="P4">2</text:p>
              </table:table-cell>
              <table:table-cell>
                <text:p text:style-name="P5">-0,32</text:p>
              </table:table-cell>
              <table:table-cell>
                <text:p text:style-name="P5">-0,17</text:p>
              </table:table-cell>
              <table:table-cell>
                <text:p text:style-name="P5">0,03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" draw:text-style-name="P6" draw:layer="layout" svg:width="9cm" svg:height="3cm" svg:x="9cm" svg:y="1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standard" draw:layer="layout" svg:width="8.38cm" svg:height="0.971cm" svg:x="18.724cm" svg:y="13.932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3" table:default-cell-style-name="ce3">
              <table:table-cell table:style-name="ce2">
                <text:p text:style-name="P8"><text:span text:style-name="T2">Categoria</text:span></text:p>
              </table:table-cell>
              <table:table-cell>
                <text:p text:style-name="P8">ano</text:p>
              </table:table-cell>
              <table:table-cell>
                <text:p text:style-name="P8">valor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idyverse::Tidyr → gather()</text:span></text:p>
          </draw:text-box>
        </draw:frame>
        <draw:frame presentation:style-name="pr2" draw:text-style-name="P10" draw:layer="layout" svg:width="25.199cm" svg:height="3.286cm" svg:x="1.4cm" svg:y="4.914cm" presentation:class="subtitle" presentation:user-transformed="true">
          <draw:text-box>
            <text:p text:style-name="P9">2- <text:s/>passar os valores acorde o ano</text:p>
          </draw:text-box>
        </draw:frame>
        <draw:frame draw:style-name="standard" draw:layer="layout" svg:width="13.569cm" svg:height="4.202cm" svg:x="1.428cm" svg:y="10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1">Categoria</text:p>
              </table:table-cell>
              <table:table-cell table:style-name="ce2">
                <text:p text:style-name="P12"><text:span text:style-name="T2">2014</text:span></text:p>
              </table:table-cell>
              <table:table-cell>
                <text:p text:style-name="P11">2015</text:p>
              </table:table-cell>
              <table:table-cell>
                <text:p text:style-name="P11">2016</text:p>
              </table:table-cell>
            </table:table-row>
            <table:table-row table:style-name="ro1" table:default-cell-style-name="ce1">
              <table:table-cell table:style-name="ce2">
                <text:p text:style-name="P12"><text:span text:style-name="T2">0</text:span></text:p>
              </table:table-cell>
              <table:table-cell table:style-name="ce2">
                <text:p text:style-name="P13"><text:span text:style-name="T2">0,88</text:span></text:p>
              </table:table-cell>
              <table:table-cell>
                <text:p text:style-name="P14">0,70</text:p>
              </table:table-cell>
              <table:table-cell>
                <text:p text:style-name="P14">0,71</text:p>
              </table:table-cell>
            </table:table-row>
            <table:table-row table:style-name="ro1" table:default-cell-style-name="ce1">
              <table:table-cell>
                <text:p text:style-name="P11">1</text:p>
              </table:table-cell>
              <table:table-cell>
                <text:p text:style-name="P14">1,13</text:p>
              </table:table-cell>
              <table:table-cell>
                <text:p text:style-name="P14">1,09</text:p>
              </table:table-cell>
              <table:table-cell>
                <text:p text:style-name="P14">1,69</text:p>
              </table:table-cell>
            </table:table-row>
            <table:table-row table:style-name="ro2" table:default-cell-style-name="ce1">
              <table:table-cell>
                <text:p text:style-name="P11">2</text:p>
              </table:table-cell>
              <table:table-cell>
                <text:p text:style-name="P14">-0,32</text:p>
              </table:table-cell>
              <table:table-cell>
                <text:p text:style-name="P14">-0,17</text:p>
              </table:table-cell>
              <table:table-cell>
                <text:p text:style-name="P14">0,03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8.528cm" svg:height="4.199cm" svg:x="18.596cm" svg:y="13.88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1">Categoria</text:p>
              </table:table-cell>
              <table:table-cell>
                <text:p text:style-name="P11">ano</text:p>
              </table:table-cell>
              <table:table-cell>
                <text:p text:style-name="P11">valor</text:p>
              </table:table-cell>
            </table:table-row>
            <table:table-row table:style-name="ro1" table:default-cell-style-name="ce2">
              <table:table-cell>
                <text:p text:style-name="P12"><text:span text:style-name="T2">0</text:span></text:p>
              </table:table-cell>
              <table:table-cell>
                <text:p text:style-name="P12"><text:span text:style-name="T2">2014</text:span></text:p>
              </table:table-cell>
              <table:table-cell>
                <text:p text:style-name="P12"><text:span text:style-name="T2">0,88</text:span></text:p>
              </table:table-cell>
            </table:table-row>
            <table:table-row table:style-name="ro1" table:default-cell-style-name="ce1">
              <table:table-cell>
                <text:p text:style-name="P5">?</text:p>
              </table:table-cell>
              <table:table-cell>
                <text:p text:style-name="P11">?</text:p>
              </table:table-cell>
              <table:table-cell>
                <text:p text:style-name="P11">?</text:p>
              </table:table-cell>
            </table:table-row>
            <table:table-row table:style-name="ro1" table:default-cell-style-name="ce1">
              <table:table-cell>
                <text:p text:style-name="P5">?</text:p>
              </table:table-cell>
              <table:table-cell>
                <text:p text:style-name="P11">?</text:p>
              </table:table-cell>
              <table:table-cell>
                <text:p text:style-name="P11">?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1" draw:text-style-name="P6" draw:layer="layout" svg:width="9cm" svg:height="3cm" svg:x="9cm" svg:y="1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idyverse::Tidyr → gather()</text:span></text:p>
          </draw:text-box>
        </draw:frame>
        <draw:frame presentation:style-name="pr2" draw:text-style-name="P10" draw:layer="layout" svg:width="25.199cm" svg:height="3.286cm" svg:x="1.4cm" svg:y="4.914cm" presentation:class="subtitle" presentation:user-transformed="true">
          <draw:text-box>
            <text:p text:style-name="P9">2- <text:s/>passar os valores acorde o ano</text:p>
          </draw:text-box>
        </draw:frame>
        <draw:frame draw:style-name="standard" draw:layer="layout" svg:width="13.569cm" svg:height="4.202cm" svg:x="1.428cm" svg:y="10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1">Categoria</text:p>
              </table:table-cell>
              <table:table-cell table:style-name="ce2">
                <text:p text:style-name="P12"><text:span text:style-name="T2">2014</text:span></text:p>
              </table:table-cell>
              <table:table-cell>
                <text:p text:style-name="P11">2015</text:p>
              </table:table-cell>
              <table:table-cell>
                <text:p text:style-name="P11">2016</text:p>
              </table:table-cell>
            </table:table-row>
            <table:table-row table:style-name="ro1" table:default-cell-style-name="ce1">
              <table:table-cell table:style-name="ce4">
                <text:p text:style-name="P16"><text:span text:style-name="T3">0</text:span></text:p>
              </table:table-cell>
              <table:table-cell table:style-name="ce4">
                <text:p text:style-name="P17"><text:span text:style-name="T3">0,88</text:span></text:p>
              </table:table-cell>
              <table:table-cell>
                <text:p text:style-name="P14">0,70</text:p>
              </table:table-cell>
              <table:table-cell>
                <text:p text:style-name="P14">0,71</text:p>
              </table:table-cell>
            </table:table-row>
            <table:table-row table:style-name="ro1" table:default-cell-style-name="ce1">
              <table:table-cell table:style-name="ce2">
                <text:p text:style-name="P12"><text:span text:style-name="T2">1</text:span></text:p>
              </table:table-cell>
              <table:table-cell table:style-name="ce2">
                <text:p text:style-name="P13"><text:span text:style-name="T2">1,13</text:span></text:p>
              </table:table-cell>
              <table:table-cell>
                <text:p text:style-name="P14">1,09</text:p>
              </table:table-cell>
              <table:table-cell>
                <text:p text:style-name="P14">1,69</text:p>
              </table:table-cell>
            </table:table-row>
            <table:table-row table:style-name="ro2" table:default-cell-style-name="ce1">
              <table:table-cell>
                <text:p text:style-name="P11">2</text:p>
              </table:table-cell>
              <table:table-cell>
                <text:p text:style-name="P14">-0,32</text:p>
              </table:table-cell>
              <table:table-cell>
                <text:p text:style-name="P14">-0,17</text:p>
              </table:table-cell>
              <table:table-cell>
                <text:p text:style-name="P14">0,03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8.528cm" svg:height="4.199cm" svg:x="18.596cm" svg:y="13.88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1">Categoria</text:p>
              </table:table-cell>
              <table:table-cell>
                <text:p text:style-name="P11">ano</text:p>
              </table:table-cell>
              <table:table-cell>
                <text:p text:style-name="P11">valor</text:p>
              </table:table-cell>
            </table:table-row>
            <table:table-row table:style-name="ro1" table:default-cell-style-name="ce1">
              <table:table-cell>
                <text:p text:style-name="P11">0</text:p>
              </table:table-cell>
              <table:table-cell>
                <text:p text:style-name="P11">2014</text:p>
              </table:table-cell>
              <table:table-cell>
                <text:p text:style-name="P11">0,88</text:p>
              </table:table-cell>
            </table:table-row>
            <table:table-row table:style-name="ro1" table:default-cell-style-name="ce2">
              <table:table-cell>
                <text:p text:style-name="P18"><text:span text:style-name="T2">1</text:span></text:p>
              </table:table-cell>
              <table:table-cell>
                <text:p text:style-name="P12"><text:span text:style-name="T2">2014</text:span></text:p>
              </table:table-cell>
              <table:table-cell>
                <text:p text:style-name="P12"><text:span text:style-name="T2">1,13</text:span></text:p>
              </table:table-cell>
            </table:table-row>
            <table:table-row table:style-name="ro1" table:default-cell-style-name="ce1">
              <table:table-cell>
                <text:p text:style-name="P5">?</text:p>
              </table:table-cell>
              <table:table-cell>
                <text:p text:style-name="P11">?</text:p>
              </table:table-cell>
              <table:table-cell>
                <text:p text:style-name="P11">?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" draw:text-style-name="P6" draw:layer="layout" svg:width="9cm" svg:height="3cm" svg:x="9cm" svg:y="1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idyverse::Tidyr → gather()</text:span></text:p>
          </draw:text-box>
        </draw:frame>
        <draw:frame presentation:style-name="pr2" draw:text-style-name="P10" draw:layer="layout" svg:width="25.199cm" svg:height="3.286cm" svg:x="1.4cm" svg:y="4.914cm" presentation:class="subtitle" presentation:user-transformed="true">
          <draw:text-box>
            <text:p text:style-name="P9">2- <text:s/>passar os valores acorde o ano</text:p>
          </draw:text-box>
        </draw:frame>
        <draw:frame draw:style-name="standard" draw:layer="layout" svg:width="13.569cm" svg:height="4.202cm" svg:x="1.428cm" svg:y="10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1">Categoria</text:p>
              </table:table-cell>
              <table:table-cell table:style-name="ce2">
                <text:p text:style-name="P12"><text:span text:style-name="T2">2014</text:span></text:p>
              </table:table-cell>
              <table:table-cell>
                <text:p text:style-name="P11">2015</text:p>
              </table:table-cell>
              <table:table-cell>
                <text:p text:style-name="P11">2016</text:p>
              </table:table-cell>
            </table:table-row>
            <table:table-row table:style-name="ro1" table:default-cell-style-name="ce1">
              <table:table-cell table:style-name="ce4">
                <text:p text:style-name="P16"><text:span text:style-name="T3">0</text:span></text:p>
              </table:table-cell>
              <table:table-cell table:style-name="ce4">
                <text:p text:style-name="P17"><text:span text:style-name="T3">0,88</text:span></text:p>
              </table:table-cell>
              <table:table-cell>
                <text:p text:style-name="P14">0,70</text:p>
              </table:table-cell>
              <table:table-cell>
                <text:p text:style-name="P14">0,71</text:p>
              </table:table-cell>
            </table:table-row>
            <table:table-row table:style-name="ro1" table:default-cell-style-name="ce1">
              <table:table-cell table:style-name="ce4">
                <text:p text:style-name="P16"><text:span text:style-name="T3">1</text:span></text:p>
              </table:table-cell>
              <table:table-cell table:style-name="ce4">
                <text:p text:style-name="P17"><text:span text:style-name="T3">1,13</text:span></text:p>
              </table:table-cell>
              <table:table-cell>
                <text:p text:style-name="P14">1,09</text:p>
              </table:table-cell>
              <table:table-cell>
                <text:p text:style-name="P14">1,69</text:p>
              </table:table-cell>
            </table:table-row>
            <table:table-row table:style-name="ro2" table:default-cell-style-name="ce1">
              <table:table-cell table:style-name="ce2">
                <text:p text:style-name="P12"><text:span text:style-name="T2">2</text:span></text:p>
              </table:table-cell>
              <table:table-cell table:style-name="ce2">
                <text:p text:style-name="P13"><text:span text:style-name="T2">-0,32</text:span></text:p>
              </table:table-cell>
              <table:table-cell>
                <text:p text:style-name="P14">-0,17</text:p>
              </table:table-cell>
              <table:table-cell>
                <text:p text:style-name="P14">0,03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8.528cm" svg:height="4.199cm" svg:x="18.596cm" svg:y="13.88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1">Categoria</text:p>
              </table:table-cell>
              <table:table-cell>
                <text:p text:style-name="P11">ano</text:p>
              </table:table-cell>
              <table:table-cell>
                <text:p text:style-name="P11">valor</text:p>
              </table:table-cell>
            </table:table-row>
            <table:table-row table:style-name="ro1" table:default-cell-style-name="ce1">
              <table:table-cell>
                <text:p text:style-name="P11">0</text:p>
              </table:table-cell>
              <table:table-cell>
                <text:p text:style-name="P11">2014</text:p>
              </table:table-cell>
              <table:table-cell>
                <text:p text:style-name="P11">0,88</text:p>
              </table:table-cell>
            </table:table-row>
            <table:table-row table:style-name="ro1" table:default-cell-style-name="ce1">
              <table:table-cell>
                <text:p text:style-name="P5">1</text:p>
              </table:table-cell>
              <table:table-cell>
                <text:p text:style-name="P11">2014</text:p>
              </table:table-cell>
              <table:table-cell>
                <text:p text:style-name="P11">1,13</text:p>
              </table:table-cell>
            </table:table-row>
            <table:table-row table:style-name="ro1" table:default-cell-style-name="ce5">
              <table:table-cell table:style-name="ce2">
                <text:p text:style-name="P18"><text:span text:style-name="T2">2</text:span></text:p>
              </table:table-cell>
              <table:table-cell>
                <text:p text:style-name="P12"><text:span text:style-name="T2">2014</text:span></text:p>
              </table:table-cell>
              <table:table-cell>
                <text:p text:style-name="P12"><text:span text:style-name="T2">-0,32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1" draw:text-style-name="P6" draw:layer="layout" svg:width="9cm" svg:height="3cm" svg:x="9cm" svg:y="1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idyverse::Tidyr → gather()</text:span></text:p>
          </draw:text-box>
        </draw:frame>
        <draw:frame presentation:style-name="pr2" draw:text-style-name="P10" draw:layer="layout" svg:width="25.199cm" svg:height="3.286cm" svg:x="1.4cm" svg:y="4.914cm" presentation:class="subtitle" presentation:user-transformed="true">
          <draw:text-box>
            <text:p text:style-name="P9">2- <text:s/>passar os valores acorde o ano</text:p>
          </draw:text-box>
        </draw:frame>
        <draw:frame draw:style-name="standard" draw:layer="layout" svg:width="13.569cm" svg:height="4.202cm" svg:x="1.428cm" svg:y="10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1">Categoria</text:p>
              </table:table-cell>
              <table:table-cell table:style-name="ce4">
                <text:p text:style-name="P16"><text:span text:style-name="T3">2014</text:span></text:p>
              </table:table-cell>
              <table:table-cell table:style-name="ce2">
                <text:p text:style-name="P12"><text:span text:style-name="T2">2015</text:span></text:p>
              </table:table-cell>
              <table:table-cell>
                <text:p text:style-name="P11">2016</text:p>
              </table:table-cell>
            </table:table-row>
            <table:table-row table:style-name="ro1" table:default-cell-style-name="ce2">
              <table:table-cell>
                <text:p text:style-name="P12"><text:span text:style-name="T2">0</text:span></text:p>
              </table:table-cell>
              <table:table-cell table:style-name="ce4">
                <text:p text:style-name="P17"><text:span text:style-name="T3">0,88</text:span></text:p>
              </table:table-cell>
              <table:table-cell>
                <text:p text:style-name="P13"><text:span text:style-name="T2">0,70</text:span></text:p>
              </table:table-cell>
              <table:table-cell table:style-name="ce1">
                <text:p text:style-name="P14">0,71</text:p>
              </table:table-cell>
            </table:table-row>
            <table:table-row table:style-name="ro1" table:default-cell-style-name="ce1">
              <table:table-cell table:style-name="ce4">
                <text:p text:style-name="P16"><text:span text:style-name="T3">1</text:span></text:p>
              </table:table-cell>
              <table:table-cell table:style-name="ce4">
                <text:p text:style-name="P17"><text:span text:style-name="T3">1,13</text:span></text:p>
              </table:table-cell>
              <table:table-cell>
                <text:p text:style-name="P14">1,09</text:p>
              </table:table-cell>
              <table:table-cell>
                <text:p text:style-name="P14">1,69</text:p>
              </table:table-cell>
            </table:table-row>
            <table:table-row table:style-name="ro2" table:default-cell-style-name="ce1">
              <table:table-cell table:style-name="ce4">
                <text:p text:style-name="P16"><text:span text:style-name="T3">2</text:span></text:p>
              </table:table-cell>
              <table:table-cell table:style-name="ce4">
                <text:p text:style-name="P17"><text:span text:style-name="T3">-0,32</text:span></text:p>
              </table:table-cell>
              <table:table-cell>
                <text:p text:style-name="P14">-0,17</text:p>
              </table:table-cell>
              <table:table-cell>
                <text:p text:style-name="P14">0,03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8.528cm" svg:height="5.249cm" svg:x="18.596cm" svg:y="13.88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9"><text:span text:style-name="T4">Categoria</text:span></text:p>
              </table:table-cell>
              <table:table-cell>
                <text:p text:style-name="P19"><text:span text:style-name="T4">ano</text:span></text:p>
              </table:table-cell>
              <table:table-cell>
                <text:p text:style-name="P19"><text:span text:style-name="T4">valor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2014</text:span></text:p>
              </table:table-cell>
              <table:table-cell>
                <text:p text:style-name="P19"><text:span text:style-name="T4">0,88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4">1</text:span></text:p>
              </table:table-cell>
              <table:table-cell>
                <text:p text:style-name="P19"><text:span text:style-name="T4">2014</text:span></text:p>
              </table:table-cell>
              <table:table-cell>
                <text:p text:style-name="P19"><text:span text:style-name="T4">1,13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4">2</text:span></text:p>
              </table:table-cell>
              <table:table-cell>
                <text:p text:style-name="P19"><text:span text:style-name="T4">2014</text:span></text:p>
              </table:table-cell>
              <table:table-cell>
                <text:p text:style-name="P19"><text:span text:style-name="T4">-0,32</text:span></text:p>
              </table:table-cell>
            </table:table-row>
            <table:table-row table:style-name="ro1">
              <table:table-cell table:style-name="ce6">
                <text:p text:style-name="P21"><text:span text:style-name="T5">0</text:span></text:p>
              </table:table-cell>
              <table:table-cell table:style-name="ce7">
                <text:p text:style-name="P21"><text:span text:style-name="T4">2015</text:span></text:p>
              </table:table-cell>
              <table:table-cell table:style-name="ce8">
                <text:p text:style-name="P21"><text:span text:style-name="T5">0,70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1" draw:text-style-name="P6" draw:layer="layout" svg:width="9cm" svg:height="3cm" svg:x="9cm" svg:y="1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idyverse::Tidyr → gather()</text:span></text:p>
          </draw:text-box>
        </draw:frame>
        <draw:frame draw:style-name="standard" draw:layer="layout" svg:width="13.569cm" svg:height="4.202cm" svg:x="1.598cm" svg:y="8.11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1">Categoria</text:p>
              </table:table-cell>
              <table:table-cell table:style-name="ce4">
                <text:p text:style-name="P16"><text:span text:style-name="T3">2014</text:span></text:p>
              </table:table-cell>
              <table:table-cell table:style-name="ce9">
                <text:p text:style-name="P16"><text:span text:style-name="T6">2015</text:span></text:p>
              </table:table-cell>
              <table:table-cell>
                <text:p text:style-name="P11">2016</text:p>
              </table:table-cell>
            </table:table-row>
            <table:table-row table:style-name="ro1" table:default-cell-style-name="ce4">
              <table:table-cell>
                <text:p text:style-name="P16"><text:span text:style-name="T3">0</text:span></text:p>
              </table:table-cell>
              <table:table-cell>
                <text:p text:style-name="P17"><text:span text:style-name="T3">0,88</text:span></text:p>
              </table:table-cell>
              <table:table-cell>
                <text:p text:style-name="P17"><text:span text:style-name="T3">0,70</text:span></text:p>
              </table:table-cell>
              <table:table-cell table:style-name="ce1">
                <text:p text:style-name="P14">0,71</text:p>
              </table:table-cell>
            </table:table-row>
            <table:table-row table:style-name="ro1" table:default-cell-style-name="ce1">
              <table:table-cell table:style-name="ce4">
                <text:p text:style-name="P16"><text:span text:style-name="T3">1</text:span></text:p>
              </table:table-cell>
              <table:table-cell table:style-name="ce4">
                <text:p text:style-name="P17"><text:span text:style-name="T3">1,13</text:span></text:p>
              </table:table-cell>
              <table:table-cell>
                <text:p text:style-name="P14">1,09</text:p>
              </table:table-cell>
              <table:table-cell>
                <text:p text:style-name="P14">1,69</text:p>
              </table:table-cell>
            </table:table-row>
            <table:table-row table:style-name="ro2" table:default-cell-style-name="ce1">
              <table:table-cell table:style-name="ce4">
                <text:p text:style-name="P16"><text:span text:style-name="T3">2</text:span></text:p>
              </table:table-cell>
              <table:table-cell table:style-name="ce4">
                <text:p text:style-name="P17"><text:span text:style-name="T3">-0,32</text:span></text:p>
              </table:table-cell>
              <table:table-cell>
                <text:p text:style-name="P14">-0,17</text:p>
              </table:table-cell>
              <table:table-cell>
                <text:p text:style-name="P14">0,03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8.528cm" svg:height="10.499cm" svg:x="18.093cm" svg:y="4.9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9"><text:span text:style-name="T4">Categoria</text:span></text:p>
              </table:table-cell>
              <table:table-cell>
                <text:p text:style-name="P19"><text:span text:style-name="T4">ano</text:span></text:p>
              </table:table-cell>
              <table:table-cell>
                <text:p text:style-name="P19"><text:span text:style-name="T4">valor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2014</text:span></text:p>
              </table:table-cell>
              <table:table-cell>
                <text:p text:style-name="P19"><text:span text:style-name="T4">0,88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4">1</text:span></text:p>
              </table:table-cell>
              <table:table-cell>
                <text:p text:style-name="P19"><text:span text:style-name="T4">2014</text:span></text:p>
              </table:table-cell>
              <table:table-cell>
                <text:p text:style-name="P19"><text:span text:style-name="T4">1,13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4">2</text:span></text:p>
              </table:table-cell>
              <table:table-cell>
                <text:p text:style-name="P19"><text:span text:style-name="T4">2014</text:span></text:p>
              </table:table-cell>
              <table:table-cell>
                <text:p text:style-name="P19"><text:span text:style-name="T4">-0,32</text:span></text:p>
              </table:table-cell>
            </table:table-row>
            <table:table-row table:style-name="ro1">
              <table:table-cell table:style-name="ce10">
                <text:p text:style-name="P22"><text:span text:style-name="T7">0</text:span></text:p>
              </table:table-cell>
              <table:table-cell table:style-name="ce11">
                <text:p text:style-name="P22"><text:span text:style-name="T7">2015</text:span></text:p>
              </table:table-cell>
              <table:table-cell table:style-name="ce12">
                <text:p text:style-name="P22"><text:span text:style-name="T7">0,70</text:span></text:p>
              </table:table-cell>
            </table:table-row>
            <table:table-row table:style-name="ro1">
              <table:table-cell table:style-name="ce11">
                <text:p text:style-name="P21"><text:span text:style-name="T8">1</text:span></text:p>
              </table:table-cell>
              <table:table-cell table:style-name="ce7">
                <text:p text:style-name="P6"><text:span text:style-name="T9">2015</text:span></text:p>
              </table:table-cell>
              <table:table-cell table:style-name="ce12">
                <text:p text:style-name="P23">1,09</text:p>
              </table:table-cell>
            </table:table-row>
            <table:table-row table:style-name="ro1">
              <table:table-cell table:style-name="ce11">
                <text:p text:style-name="P22"><text:span text:style-name="T8">2</text:span></text:p>
              </table:table-cell>
              <table:table-cell table:style-name="ce7">
                <text:p text:style-name="P6"><text:span text:style-name="T9">2015</text:span></text:p>
              </table:table-cell>
              <table:table-cell table:style-name="ce12">
                <text:p text:style-name="P23">-0,17</text:p>
              </table:table-cell>
            </table:table-row>
            <table:table-row table:style-name="ro1" table:default-cell-style-name="ce11">
              <table:table-cell>
                <text:p text:style-name="P22"><text:span text:style-name="T8">0</text:span></text:p>
              </table:table-cell>
              <table:table-cell>
                <text:p text:style-name="P22"><text:span text:style-name="T8">2016</text:span></text:p>
              </table:table-cell>
              <table:table-cell table:style-name="ce12">
                <text:p text:style-name="P23">0,71</text:p>
              </table:table-cell>
            </table:table-row>
            <table:table-row table:style-name="ro1">
              <table:table-cell table:style-name="ce11">
                <text:p text:style-name="P24"><text:span text:style-name="T8">1</text:span></text:p>
              </table:table-cell>
              <table:table-cell table:style-name="ce7">
                <text:p text:style-name="P6"><text:span text:style-name="T10">2016</text:span></text:p>
              </table:table-cell>
              <table:table-cell table:style-name="ce12">
                <text:p text:style-name="P23">1,69</text:p>
              </table:table-cell>
            </table:table-row>
            <table:table-row table:style-name="ro1">
              <table:table-cell table:style-name="ce11">
                <text:p text:style-name="P24"><text:span text:style-name="T8">2</text:span></text:p>
              </table:table-cell>
              <table:table-cell table:style-name="ce7">
                <text:p text:style-name="P6"><text:span text:style-name="T10">2016</text:span></text:p>
              </table:table-cell>
              <table:table-cell table:style-name="ce12">
                <text:p text:style-name="P23">0,03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3" draw:text-style-name="P6" draw:layer="layout" svg:width="10.2cm" svg:height="3.259cm" draw:transform="rotate (3.13548400120781) translate (16.971cm 7.492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4" draw:text-style-name="P26" draw:layer="layout" svg:width="3.22cm" svg:height="1.119cm" svg:x="6.78cm" svg:y="5cm">
          <draw:text-box>
            <text:p text:style-name="P25"><text:span text:style-name="T11">gather()</text:span></text:p>
          </draw:text-box>
        </draw:frame>
        <draw:frame draw:style-name="gr4" draw:text-style-name="P28" draw:layer="layout" svg:width="1.713cm" svg:height="1.119cm" svg:x="21.8cm" svg:y="3.811cm">
          <draw:text-box>
            <text:p text:style-name="P27"><text:span text:style-name="T12">key</text:span></text:p>
          </draw:text-box>
        </draw:frame>
        <draw:frame draw:style-name="gr5" draw:text-style-name="P30" draw:layer="layout" svg:width="2.2cm" svg:height="0.962cm" svg:x="24cm" svg:y="4cm">
          <draw:text-box>
            <text:p text:style-name="P29"><text:span text:style-name="T2">value</text:span></text:p>
          </draw:text-box>
        </draw:frame>
        <draw:frame draw:style-name="gr4" draw:text-style-name="P31" draw:layer="layout" svg:width="16.023cm" svg:height="4.517cm" svg:x="2cm" svg:y="13.6cm">
          <draw:text-box>
            <text:p xml:id="id1" text:id="id1">Junta multiples colunas em apenas duas:</text:p>
            <text:p xml:id="id2" text:id="id2"><text:tab/>- uma chave com os nomes das antigas colunas, e</text:p>
            <text:p xml:id="id3" text:id="id3"><text:tab/>- uma coluna valor com os valores antigos</text:p>
            <text:p/>
            <text:p xml:id="id4" text:id="id4">Sintaxis:</text:p>
            <text:p xml:id="id5" text:id="id5"><text:s text:c="17"/>gather (df, <text:s text:c="2"/>“ano”, <text:s text:c="2"/>“valor”, <text:s text:c="2"/>2:4)</text:p>
          </draw:text-box>
        </draw:frame>
        <draw:custom-shape draw:style-name="gr6" draw:text-style-name="P6" xml:id="id6" draw:id="id6" draw:layer="layout" svg:width="3.6cm" svg:height="1.8cm" svg:x="1.6cm" svg:y="18.874cm">
          <text:p/>
          <draw:enhanced-geometry svg:viewBox="0 0 21600 21600" draw:glue-points="10800 0 0 10800 10800 21600 21600 10800 ?f40 ?f41" draw:text-areas="0 0 21600 21600" draw:mirror-vertical="true" draw:mirror-horizontal="true" draw:type="rectangular-callout" draw:modifiers="-13544.2377117467 32933.70349805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2" draw:layer="layout" svg:width="3.8cm" svg:height="1.674cm" svg:x="1.6cm" svg:y="19cm">
          <draw:text-box>
            <text:p xml:id="id7" text:id="id7">Dataframe </text:p>
            <text:p xml:id="id8" text:id="id8">a modificar</text:p>
          </draw:text-box>
        </draw:frame>
        <draw:custom-shape draw:style-name="gr8" draw:text-style-name="P6" xml:id="id9" draw:id="id9" draw:layer="layout" svg:width="4.4cm" svg:height="1.8cm" svg:x="6.4cm" svg:y="18.873cm">
          <text:p/>
          <draw:enhanced-geometry svg:viewBox="0 0 21600 21600" draw:glue-points="10800 0 0 10800 10800 21600 21600 10800 ?f40 ?f41" draw:text-areas="0 0 21600 21600" draw:mirror-vertical="true" draw:mirror-horizontal="true" draw:type="rectangular-callout" draw:modifiers="6026.99386503068 33425.43031649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31" draw:layer="layout" svg:width="4.799cm" svg:height="1.673cm" svg:x="6.201cm" svg:y="19cm">
          <draw:text-box>
            <text:p xml:id="id10" text:id="id10">Nome da nova </text:p>
            <text:p xml:id="id11" text:id="id11"><text:s/>coluna-chave</text:p>
          </draw:text-box>
        </draw:frame>
        <draw:custom-shape draw:style-name="gr9" draw:text-style-name="P6" xml:id="id12" draw:id="id12" draw:layer="layout" svg:width="5cm" svg:height="1.8cm" svg:x="12cm" svg:y="18.8cm">
          <text:p/>
          <draw:enhanced-geometry svg:viewBox="0 0 21600 21600" draw:glue-points="10800 0 0 10800 10800 21600 21600 10800 ?f40 ?f41" draw:text-areas="0 0 21600 21600" draw:mirror-vertical="true" draw:mirror-horizontal="true" draw:type="rectangular-callout" draw:modifiers="21522.2555488902 31026.76290949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31" draw:layer="layout" svg:width="4.799cm" svg:height="1.673cm" svg:x="12.201cm" svg:y="19cm">
          <draw:text-box>
            <text:p xml:id="id13" text:id="id13">Nome da nova </text:p>
            <text:p xml:id="id14" text:id="id14"><text:s text:c="2"/>coluna valor</text:p>
          </draw:text-box>
        </draw:frame>
        <draw:custom-shape draw:style-name="gr10" draw:text-style-name="P6" xml:id="id15" draw:id="id15" draw:layer="layout" svg:width="7.336cm" svg:height="1.8cm" svg:x="17.8cm" svg:y="17.4cm">
          <text:p/>
          <draw:enhanced-geometry svg:viewBox="0 0 21600 21600" draw:glue-points="10800 0 0 10800 10800 21600 21600 10800 ?f40 ?f41" draw:text-areas="0 0 21600 21600" draw:mirror-vertical="true" draw:mirror-horizontal="true" draw:type="rectangular-callout" draw:modifiers="32239.5529507973 18289.83897834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31" draw:layer="layout" svg:width="6.983cm" svg:height="1.673cm" svg:x="17.801cm" svg:y="17.527cm">
          <draw:text-box>
            <text:p xml:id="id16" text:id="id16">Colunas a distribuir o</text:p>
            <text:p xml:id="id17" text:id="id17"><text:s/>valor (nome ou índice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umberto </meta:initial-creator>
    <meta:creation-date>2017-06-13T07:48:32.220000000</meta:creation-date>
    <dc:date>2017-06-13T08:48:33.849000000</dc:date>
    <dc:creator>Humberto </dc:creator>
    <meta:editing-duration>PT26M58S</meta:editing-duration>
    <meta:editing-cycles>2</meta:editing-cycles>
    <meta:generator>LibreOffice/4.4.5.2$Windows_x86 LibreOffice_project/a22f674fd25a3b6f45bdebf25400ed2adff0ff99</meta:generator>
    <meta:document-statistic meta:object-count="81"/>
  </office:meta>
</office:document-meta>
</file>